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onceray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6"/>
          <table:table-cell office:value-type="string" calcext:value-type="string">
            <text:p>Tout réexporter avec panneaux vid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 table:number-columns-repeated="2"/>
          <table:table-cell office:value-type="string" calcext:value-type="string">
            <text:p>rajouter un peu de noir à la fin de chaque expo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table:number-columns-repeated="2"/>
          <table:table-cell office:value-type="string" calcext:value-type="string">
            <text:p>faire des pubs à partir de cllips AMMD détourné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C en majesté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auguration éco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auguration hopita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auguration po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 –&gt; Lumières du progrès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7</text:p>
          </table:table-cell>
          <table:table-cell table:number-columns-repeated="2"/>
          <table:table-cell office:value-type="string" calcext:value-type="string">
            <text:p>Noms des titres : gif animés dans gimp. Ecrit n’importe quoi, puis bon tit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« on applaudit mon neveu Jean Eudes... »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C blanchit les Barons.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reille intervient.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0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1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fakir spectacl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uite spectacle –&gt; recrutement des Barons –&gt; retour d’EM chez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9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va perdre son nez –&gt; freez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ombie perd son nez</text:p>
          </table:table-cell>
          <table:table-cell table:number-columns-repeated="3"/>
          <table:table-cell office:value-type="string" calcext:value-type="string">
            <text:p>Ch4-1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3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4:49:27.799523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10-26T14:49:48.457910700</dc:date>
    <meta:editing-duration>P1DT8H47M3S</meta:editing-duration>
    <meta:editing-cycles>54</meta:editing-cycles>
    <meta:generator>LibreOffice/7.0.4.2$Linux_X86_64 LibreOffice_project/00$Build-2</meta:generator>
    <meta:document-statistic meta:table-count="1" meta:cell-count="329" meta:object-count="0"/>
  </office:meta>
</office:document-meta>
</file>